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Introdução à programação e lógica</text:p>
          </draw:text-box>
        </draw:frame>
        <draw:frame presentation:style-name="pr2" draw:text-style-name="P1" draw:layer="layout" svg:width="26cm" svg:height="5.5cm" svg:x="1cm" svg:y="14.5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>Hello Worl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1º Exemplo clássico da computação</text:p>
              </text:list-item>
              <text:list-item>
                <text:p>print(“Hello world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Variávei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ipos de dado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Funçõe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struturas de controle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pressões booleanas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emplo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lgoritmos de ordenação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usca binária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Bases numéricas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nguagem interpretada vs linguagem compilada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Complexidade de algoritmo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5T21:41:38.448000000</meta:creation-date>
    <meta:editing-duration>PT18H49M30S</meta:editing-duration>
    <meta:editing-cycles>2</meta:editing-cycles>
    <meta:generator>LibreOffice/5.3.4.2$Windows_X86_64 LibreOffice_project/f82d347ccc0be322489bf7da61d7e4ad13fe2ff3</meta:generator>
    <dc:date>2017-07-16T17:22:21.338000000</dc:date>
    <meta:document-statistic meta:object-count="10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